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cef" officeooo:paragraph-rsid="001ffcef"/>
    </style:style>
    <style:style style:name="P2" style:family="paragraph" style:parent-style-name="Standard">
      <style:text-properties fo:font-weight="bold" officeooo:rsid="001ffcef" officeooo:paragraph-rsid="001ffcef" style:font-weight-asian="bold" style:font-weight-complex="bold"/>
    </style:style>
    <style:style style:name="P3" style:family="paragraph" style:parent-style-name="Standard">
      <style:text-properties fo:font-weight="bold" officeooo:rsid="00205936" officeooo:paragraph-rsid="0020593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156JNjZ9FDXtIR8YNsyFgvb77Pmk760SF20L</text:p>
      <text:p text:style-name="Standard"/>
      <text:p text:style-name="Standard"/>
      <text:p text:style-name="P2">Clonar de un proyecto de Github a local:</text:p>
      <text:p text:style-name="P1"/>
      <text:p text:style-name="P1">git clone “dirección del repositorio de github”</text:p>
      <text:p text:style-name="P1"/>
      <text:p text:style-name="P1"/>
      <text:p text:style-name="P3">Ramas:Branch --→ <text:span text:style-name="T3">son líneas de tiempo en el proyecto con commi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38:30.782553287</meta:creation-date>
    <dc:date>2024-10-07T09:02:50.669240982</dc:date>
    <meta:editing-duration>PT32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8" meta:character-count="191" meta:non-whitespace-character-count="168"/>
  </office:meta>
</office:document-meta>
</file>